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Mincho" svg:font-family="'MS Mincho', 'Arial Unicode MS'" style:font-family-generic="roman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text-properties fo:color="#000000" style:font-name="Arial" fo:font-size="11pt" fo:language="en" fo:country="GB" style:font-size-asian="11pt" style:font-name-complex="Arial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color="#000000" style:font-name="Arial" fo:font-size="11pt" fo:language="en" fo:country="GB" style:font-size-asian="11pt" style:font-name-complex="Arial"/>
    </style:style>
    <style:style style:name="P4" style:family="paragraph" style:parent-style-name="Standard">
      <style:text-properties fo:color="#000000" style:font-name="Arial" fo:font-size="11pt" fo:language="en" fo:country="GB" style:font-size-asian="11pt" style:font-name-complex="Arial"/>
    </style:style>
    <style:style style:name="P5" style:family="paragraph" style:parent-style-name="Standard">
      <style:paragraph-properties fo:margin-left="0cm" fo:margin-right="0cm" fo:text-indent="1.251cm" style:auto-text-indent="false"/>
    </style:style>
    <style:style style:name="P6" style:family="paragraph" style:parent-style-name="Standard">
      <style:paragraph-properties fo:margin-left="1.247cm" fo:margin-right="0cm" fo:text-indent="1.251cm" style:auto-text-indent="false"/>
    </style:style>
    <style:style style:name="P7" style:family="paragraph" style:parent-style-name="Standard">
      <style:paragraph-properties fo:margin-left="1.247cm" fo:margin-right="0cm" fo:text-indent="1.251cm" style:auto-text-indent="false"/>
      <style:text-properties fo:color="#000000" style:font-name="Arial" fo:font-size="11pt" fo:language="en" fo:country="GB" fo:font-style="italic" style:font-size-asian="11pt" style:font-style-asian="italic" style:font-name-complex="Arial" style:font-style-complex="italic"/>
    </style:style>
    <style:style style:name="P8" style:family="paragraph" style:parent-style-name="Standard">
      <style:paragraph-properties fo:margin-left="2.498cm" fo:margin-right="0cm" fo:text-indent="0cm" style:auto-text-indent="false"/>
    </style:style>
    <style:style style:name="P9" style:family="paragraph" style:parent-style-name="Standard">
      <style:paragraph-properties fo:margin-left="0.002cm" fo:margin-right="0cm" fo:text-indent="1.249cm" style:auto-text-indent="false"/>
      <style:text-properties fo:color="#000000" style:font-name="Arial" fo:font-size="11pt" fo:language="en" fo:country="GB" style:font-size-asian="11pt" style:font-name-complex="Arial"/>
    </style:style>
    <style:style style:name="P10" style:family="paragraph" style:parent-style-name="Standard">
      <style:text-properties fo:color="#000000" style:font-name="Arial" fo:font-size="11pt" fo:language="fr" fo:country="FR" style:font-size-asian="11pt" style:font-name-complex="Arial"/>
    </style:style>
    <style:style style:name="P11" style:family="paragraph" style:parent-style-name="Standard">
      <style:paragraph-properties style:text-autospace="none"/>
      <style:text-properties fo:color="#000000" style:font-name="Arial" fo:font-size="11pt" style:font-size-asian="11pt" style:font-name-complex="Arial"/>
    </style:style>
    <style:style style:name="P12" style:family="paragraph" style:parent-style-name="Standard">
      <style:text-properties fo:color="#000000" style:font-name="Arial" fo:font-size="11pt" style:font-size-asian="11pt" style:font-name-complex="Arial"/>
    </style:style>
    <style:style style:name="P13" style:family="paragraph" style:parent-style-name="Standard">
      <style:paragraph-properties fo:margin-left="1.247cm" fo:margin-right="0cm" fo:text-indent="1.251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24pt"/>
    </style:style>
    <style:style style:name="P14" style:family="paragraph" style:parent-style-name="Standard">
      <style:paragraph-properties style:text-autospace="none"/>
      <style:text-properties fo:color="#000000" style:font-name="Arial" fo:font-size="11pt" style:font-size-asian="11pt" style:font-name-complex="Arial" style:font-size-complex="24pt" style:font-style-complex="italic"/>
    </style:style>
    <style:style style:name="P15" style:family="paragraph" style:parent-style-name="Standard">
      <style:paragraph-properties style:text-autospace="none"/>
      <style:text-properties fo:color="#000000" style:font-name="Arial" fo:font-size="11pt" fo:language="en" fo:country="GB" style:font-size-asian="11pt" style:font-name-complex="Arial"/>
    </style:style>
    <style:style style:name="P16" style:family="paragraph" style:parent-style-name="Standard">
      <style:paragraph-properties fo:margin-left="1.249cm" fo:margin-right="0cm" fo:text-indent="1.249cm" style:auto-text-indent="false" style:text-autospace="none"/>
    </style:style>
    <style:style style:name="P17" style:family="paragraph" style:parent-style-name="Standard">
      <style:paragraph-properties fo:margin-left="0cm" fo:margin-right="0cm" fo:text-indent="1.249cm" style:auto-text-indent="false" style:text-autospace="none"/>
      <style:text-properties fo:color="#000000" style:font-name="Arial" fo:font-size="11pt" fo:language="en" fo:country="GB" style:font-size-asian="11pt" style:font-name-complex="Arial"/>
    </style:style>
    <style:style style:name="P18" style:family="paragraph" style:parent-style-name="Standard">
      <style:paragraph-properties fo:margin-left="0cm" fo:margin-right="0cm" fo:text-indent="1.249cm" style:auto-text-indent="false"/>
    </style:style>
    <style:style style:name="P19" style:family="paragraph" style:parent-style-name="Standard">
      <style:paragraph-properties fo:margin-left="1.249cm" fo:margin-right="0cm" fo:text-indent="1.249cm" style:auto-text-indent="false"/>
    </style:style>
    <style:style style:name="P20" style:family="paragraph" style:parent-style-name="Standard">
      <style:paragraph-properties fo:margin-left="1.249cm" fo:margin-right="0cm" fo:text-indent="0cm" style:auto-text-indent="false"/>
    </style:style>
    <style:style style:name="P21" style:family="paragraph" style:parent-style-name="Standard">
      <style:paragraph-properties fo:margin-left="1.249cm" fo:margin-right="0cm" fo:text-indent="1.249cm" style:auto-text-indent="false"/>
      <style:text-properties fo:color="#000000" style:font-name="Arial" fo:font-size="11pt" style:font-size-asian="11pt" style:font-name-complex="Arial"/>
    </style:style>
    <style:style style:name="P22" style:family="paragraph" style:parent-style-name="Standard">
      <style:paragraph-properties fo:margin-left="2.498cm" fo:margin-right="0cm" fo:text-indent="1.249cm" style:auto-text-indent="false"/>
    </style:style>
    <style:style style:name="P23" style:family="paragraph" style:parent-style-name="Standard">
      <style:paragraph-properties fo:margin-left="2.498cm" fo:margin-right="0cm" fo:text-indent="1.249cm" style:auto-text-indent="false" style:text-autospace="none"/>
    </style:style>
    <style:style style:name="P24" style:family="paragraph" style:parent-style-name="Standard">
      <style:paragraph-properties fo:margin-left="4.995cm" fo:margin-right="0cm" fo:text-indent="1.249cm" style:auto-text-indent="false"/>
    </style:style>
    <style:style style:name="P25" style:family="paragraph" style:parent-style-name="Standard">
      <style:paragraph-properties fo:margin-left="2.496cm" fo:margin-right="0cm" fo:text-indent="1.251cm" style:auto-text-indent="false" style:text-autospace="none"/>
    </style:style>
    <style:style style:name="P26" style:family="paragraph" style:parent-style-name="Standard">
      <style:paragraph-properties fo:margin-left="2.496cm" fo:margin-right="0cm" fo:text-indent="1.251cm" style:auto-text-indent="false"/>
    </style:style>
    <style:style style:name="P27" style:family="paragraph" style:parent-style-name="Standard">
      <style:paragraph-properties fo:margin-left="2.496cm" fo:margin-right="0cm" fo:text-indent="1.251cm" style:auto-text-indent="false"/>
      <style:text-properties fo:color="#000000" style:font-name="Arial" fo:font-size="11pt" style:font-size-asian="11pt" style:font-name-complex="Arial"/>
    </style:style>
    <style:style style:name="P28" style:family="paragraph" style:parent-style-name="Standard">
      <style:paragraph-properties fo:margin-left="1.247cm" fo:margin-right="0cm" fo:text-indent="1.251cm" style:auto-text-indent="false"/>
      <style:text-properties fo:color="#000000" style:font-name="Arial" fo:font-size="11pt" fo:font-style="italic" style:font-size-asian="11pt" style:font-style-asian="italic" style:font-name-complex="Arial" style:font-style-complex="italic"/>
    </style:style>
    <style:style style:name="P29" style:family="paragraph" style:parent-style-name="Standard">
      <style:paragraph-properties fo:margin-left="1.249cm" fo:margin-right="0cm" fo:text-indent="1.249cm" style:auto-text-indent="false"/>
      <style:text-properties fo:color="#000000" style:font-name="Arial" fo:font-size="11pt" fo:language="en" fo:country="GB" style:font-size-asian="11pt" style:font-name-complex="Arial"/>
    </style:style>
    <style:style style:name="P30" style:family="paragraph" style:parent-style-name="Standard">
      <style:paragraph-properties fo:margin-left="2.498cm" fo:margin-right="0cm" fo:text-indent="1.249cm" style:auto-text-indent="false"/>
      <style:text-properties fo:color="#000000" style:font-name="Arial" style:font-name-complex="Arial"/>
    </style:style>
    <style:style style:name="P31" style:family="paragraph" style:parent-style-name="Standard">
      <style:paragraph-properties fo:margin-left="1.247cm" fo:margin-right="0cm" fo:text-indent="1.251cm" style:auto-text-indent="false"/>
      <style:text-properties fo:color="#000000" style:font-name="Arial" fo:font-size="11pt" fo:language="en" fo:country="GB" style:font-size-asian="11pt" style:font-name-complex="Arial"/>
    </style:style>
    <style:style style:name="P32" style:family="paragraph" style:parent-style-name="Standard">
      <style:paragraph-properties style:text-autospace="none"/>
      <style:text-properties fo:color="#000000" style:font-name="Arial" fo:font-size="11pt" fo:font-style="italic" style:font-size-asian="11pt" style:font-style-asian="italic" style:font-name-complex="Arial" style:font-size-complex="24pt"/>
    </style:style>
    <style:style style:name="P33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style:font-size-asian="11pt" style:font-name-complex="Arial"/>
    </style:style>
    <style:style style:name="P34" style:family="paragraph" style:parent-style-name="Standard">
      <style:paragraph-properties fo:margin-left="3.747cm" fo:margin-right="0cm" fo:text-indent="0cm" style:auto-text-indent="false"/>
    </style:style>
    <style:style style:name="P35" style:family="paragraph" style:parent-style-name="Standard">
      <style:paragraph-properties fo:margin-left="1.249cm" fo:margin-right="0cm" fo:text-indent="1.249cm" style:auto-text-indent="false"/>
      <style:text-properties style:font-name="Arial" fo:font-size="11pt" fo:language="en" fo:country="GB" style:font-size-asian="11pt" style:font-name-complex="Arial"/>
    </style:style>
    <style:style style:name="P36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1pt" style:font-size-asian="11pt" style:font-name-complex="Arial"/>
    </style:style>
    <style:style style:name="P37" style:family="paragraph" style:parent-style-name="Standard">
      <style:paragraph-properties fo:margin-left="1.251cm" fo:margin-right="0cm" fo:text-indent="1.249cm" style:auto-text-indent="false"/>
      <style:text-properties style:font-name="Arial" fo:font-size="11pt" style:font-size-asian="11pt" style:font-name-complex="Arial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margin-left="1.249cm" fo:margin-right="0cm" fo:text-indent="1.249cm" style:auto-text-indent="false"/>
      <style:text-properties style:font-name="Arial" fo:font-size="11pt" style:font-size-asian="11pt" style:font-name-complex="Arial"/>
    </style:style>
    <style:style style:name="P40" style:family="paragraph" style:parent-style-name="Standard">
      <style:paragraph-properties fo:margin-left="1.249cm" fo:margin-right="0cm" fo:text-indent="1.249cm" style:auto-text-indent="false"/>
      <style:text-properties style:font-name="Arial" fo:font-size="11pt" style:font-size-asian="11pt" style:font-name-complex="Arial" style:font-size-complex="11pt"/>
    </style:style>
    <style:style style:name="P41" style:family="paragraph" style:parent-style-name="Standard">
      <style:paragraph-properties style:text-autospace="none"/>
      <style:text-properties style:font-name="Arial" fo:font-size="11pt" style:font-size-asian="11pt" style:font-name-complex="Arial"/>
    </style:style>
    <style:style style:name="P42" style:family="paragraph" style:parent-style-name="Standard">
      <style:paragraph-properties fo:margin-left="1.247cm" fo:margin-right="0cm" fo:text-indent="1.249cm" style:auto-text-indent="false"/>
      <style:text-properties style:font-name="Arial" fo:font-size="11pt" style:font-size-asian="11pt" style:font-name-complex="Arial"/>
    </style:style>
    <style:style style:name="P43" style:family="paragraph" style:parent-style-name="Standard">
      <style:paragraph-properties fo:margin-left="2.498cm" fo:margin-right="0cm" fo:text-indent="1.249cm" style:auto-text-indent="false" style:text-autospace="none"/>
      <style:text-properties style:font-name="Arial" fo:font-size="11pt" style:font-size-asian="11pt" style:font-name-complex="Arial"/>
    </style:style>
    <style:style style:name="P44" style:family="paragraph" style:parent-style-name="Standard">
      <style:paragraph-properties fo:margin-left="2.498cm" fo:margin-right="0cm" fo:text-indent="1.249cm" style:auto-text-indent="false" style:text-autospace="none"/>
      <style:text-properties style:font-name="Arial" fo:font-size="11pt" style:font-size-asian="11pt" style:font-name-complex="Arial" style:font-size-complex="24pt"/>
    </style:style>
    <style:style style:name="P45" style:family="paragraph" style:parent-style-name="Standard">
      <style:paragraph-properties fo:margin-left="4.995cm" fo:margin-right="0cm" fo:text-indent="1.249cm" style:auto-text-indent="false" style:text-autospace="none"/>
    </style:style>
    <style:style style:name="P46" style:family="paragraph" style:parent-style-name="Standard">
      <style:paragraph-properties fo:margin-left="1.249cm" fo:margin-right="0cm" fo:text-indent="1.249cm" style:auto-text-indent="false" style:text-autospace="none"/>
      <style:text-properties style:font-name="Arial" fo:font-size="11pt" style:font-size-asian="11pt" style:font-name-complex="Arial"/>
    </style:style>
    <style:style style:name="P47" style:family="paragraph" style:parent-style-name="Standard">
      <style:paragraph-properties fo:margin-left="2.498cm" fo:margin-right="0cm" fo:text-indent="1.249cm" style:auto-text-indent="false"/>
      <style:text-properties style:font-name="Arial" fo:font-size="11pt" style:font-size-asian="11pt" style:font-name-complex="Arial"/>
    </style:style>
    <style:style style:name="P48" style:family="paragraph" style:parent-style-name="Standard">
      <style:paragraph-properties fo:margin-left="2.498cm" fo:margin-right="0cm" fo:text-indent="1.249cm" style:auto-text-indent="false"/>
      <style:text-properties style:font-name="Arial" fo:font-size="11pt" fo:language="en" fo:country="GB" style:font-size-asian="11pt" style:font-name-complex="Arial"/>
    </style:style>
    <style:style style:name="P49" style:family="paragraph" style:parent-style-name="Standard">
      <style:paragraph-properties style:text-autospace="none"/>
      <style:text-properties fo:color="#000000" style:font-name="Arial" fo:font-size="11pt" fo:language="en" fo:country="GB" fo:font-style="italic" style:font-size-asian="11pt" style:font-style-asian="italic" style:font-name-complex="Arial"/>
    </style:style>
    <style:style style:name="P50" style:family="paragraph" style:parent-style-name="Standard">
      <style:paragraph-properties fo:margin-left="1.249cm" fo:margin-right="0cm" fo:text-indent="1.249cm" style:auto-text-indent="false" style:text-autospace="none"/>
      <style:text-properties style:font-name="Arial" fo:font-size="11pt" fo:language="en" fo:country="GB" style:font-size-asian="11pt" style:font-name-complex="Arial"/>
    </style:style>
    <style:style style:name="P51" style:family="paragraph" style:parent-style-name="Standard">
      <style:paragraph-properties fo:margin-left="2.498cm" fo:margin-right="0cm" fo:text-indent="1.249cm" style:auto-text-indent="false" style:text-autospace="none"/>
      <style:text-properties style:font-name="Arial" fo:font-size="11pt" fo:language="en" fo:country="GB" style:font-size-asian="11pt" style:font-name-complex="Arial"/>
    </style:style>
    <style:style style:name="P52" style:family="paragraph" style:parent-style-name="Standard">
      <style:paragraph-properties>
        <style:tab-stops>
          <style:tab-stop style:position="3.493cm"/>
        </style:tab-stops>
      </style:paragraph-properties>
    </style:style>
    <style:style style:name="P53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54" style:family="paragraph" style:parent-style-name="Standard">
      <style:paragraph-properties>
        <style:tab-stops>
          <style:tab-stop style:position="1.27cm"/>
          <style:tab-stop style:position="3.493cm"/>
        </style:tab-stops>
      </style:paragraph-properties>
    </style:style>
    <style:style style:name="P55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color="#000000" style:font-name="Arial" fo:font-size="11pt" fo:language="en" fo:country="GB" style:font-size-asian="11pt" style:font-name-complex="Arial"/>
    </style:style>
    <style:style style:name="T2" style:family="text">
      <style:text-properties fo:color="#000000" style:font-name="Arial" fo:font-size="11pt" fo:language="en" fo:country="GB" fo:font-style="italic" style:font-size-asian="11pt" style:font-style-asian="italic" style:font-name-complex="Arial" style:font-size-complex="24pt"/>
    </style:style>
    <style:style style:name="T3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ize-complex="11pt"/>
    </style:style>
    <style:style style:name="T4" style:family="text">
      <style:text-properties fo:color="#000000" style:font-name="Arial" fo:font-size="11pt" fo:language="en" fo:country="GB" fo:font-style="italic" style:font-name-asian="MS Mincho" style:font-size-asian="11pt" style:font-style-asian="italic" style:font-name-complex="Arial" style:font-size-complex="11pt"/>
    </style:style>
    <style:style style:name="T5" style:family="text">
      <style:text-properties fo:color="#000000" style:font-name="Arial" fo:font-size="11pt" fo:language="en" fo:country="GB" fo:font-style="italic" style:font-size-asian="11pt" style:font-style-asian="italic" style:font-name-complex="Arial" style:font-size-complex="11pt"/>
    </style:style>
    <style:style style:name="T6" style:family="text">
      <style:text-properties fo:color="#000000" style:font-name="Arial" fo:font-size="11pt" fo:language="en" fo:country="GB" fo:font-style="italic" style:font-size-asian="11pt" style:font-style-asian="italic" style:font-name-complex="Arial" style:font-style-complex="italic"/>
    </style:style>
    <style:style style:name="T7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tyle-complex="italic"/>
    </style:style>
    <style:style style:name="T8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ize-complex="24pt"/>
    </style:style>
    <style:style style:name="T9" style:family="text">
      <style:text-properties fo:color="#000000" style:font-name="Arial" fo:font-size="10pt" fo:language="en" fo:country="GB" fo:font-style="italic" style:font-name-asian="MS Mincho" style:font-size-asian="10pt" style:font-style-asian="italic" style:font-name-complex="Arial" style:font-size-complex="10pt"/>
    </style:style>
    <style:style style:name="T10" style:family="text">
      <style:text-properties fo:color="#000000" style:font-name="Arial" fo:font-size="11pt" fo:language="fr" fo:country="FR" fo:font-style="italic" style:font-size-asian="11pt" style:font-style-asian="italic" style:font-name-complex="Arial" style:font-style-complex="italic"/>
    </style:style>
    <style:style style:name="T11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 style:font-style-complex="italic"/>
    </style:style>
    <style:style style:name="T12" style:family="text">
      <style:text-properties fo:color="#000000" style:font-name="Arial" fo:font-size="11pt" fo:language="fr" fo:country="FR" style:font-size-asian="11pt" style:font-name-complex="Arial"/>
    </style:style>
    <style:style style:name="T13" style:family="text">
      <style:text-properties fo:color="#000000" style:font-name="Arial" fo:font-size="11pt" style:font-size-asian="11pt" style:font-name-complex="Arial"/>
    </style:style>
    <style:style style:name="T14" style:family="text">
      <style:text-properties fo:color="#000000" style:font-name="Arial" fo:font-size="11pt" fo:language="fr" fo:country="FR" fo:font-style="italic" style:font-size-asian="11pt" style:font-style-asian="italic" style:font-name-complex="Arial"/>
    </style:style>
    <style:style style:name="T15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/>
    </style:style>
    <style:style style:name="T16" style:family="text">
      <style:text-properties fo:color="#000000" style:font-name="Arial" fo:font-size="11pt" fo:font-style="italic" style:font-size-asian="11pt" style:font-style-asian="italic" style:font-name-complex="Arial" style:font-size-complex="24pt"/>
    </style:style>
    <style:style style:name="T17" style:family="text">
      <style:text-properties fo:color="#000000" style:font-name="Arial" fo:font-size="11pt" style:font-size-asian="11pt" style:font-name-complex="Arial" style:font-size-complex="24pt" style:font-style-complex="italic"/>
    </style:style>
    <style:style style:name="T18" style:family="text">
      <style:text-properties fo:color="#000000" style:font-name="Arial" fo:font-size="11pt" style:font-size-asian="11pt" style:font-name-complex="Arial" style:font-style-complex="italic"/>
    </style:style>
    <style:style style:name="T19" style:family="text">
      <style:text-properties fo:color="#000000" style:text-position="sub 58%" style:font-name="Arial" fo:font-size="11pt" fo:language="en" fo:country="GB" style:font-size-asian="11pt" style:font-name-complex="Arial"/>
    </style:style>
    <style:style style:name="T20" style:family="text">
      <style:text-properties fo:color="#000000" style:font-name="Arial" fo:font-size="11pt" fo:language="fr" fo:country="FR" fo:font-style="italic" style:font-size-asian="11pt" style:font-style-asian="italic" style:font-name-complex="Arial" style:font-size-complex="24pt"/>
    </style:style>
    <style:style style:name="T21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 style:font-size-complex="24pt"/>
    </style:style>
    <style:style style:name="T22" style:family="text">
      <style:text-properties fo:color="#000000" style:font-name="Arial" fo:font-size="10pt" fo:language="fr" fo:country="FR" fo:font-style="italic" style:font-name-asian="MS Mincho" style:font-size-asian="10pt" style:font-style-asian="italic" style:font-name-complex="Arial" style:font-size-complex="10pt"/>
    </style:style>
    <style:style style:name="T23" style:family="text">
      <style:text-properties fo:color="#000000" style:font-name="Arial" fo:font-size="11pt" fo:language="fr" fo:country="FR" fo:font-style="italic" style:font-size-asian="11pt" style:font-style-asian="italic" style:font-name-complex="Arial" style:font-size-complex="11pt"/>
    </style:style>
    <style:style style:name="T24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 style:font-size-complex="11pt"/>
    </style:style>
    <style:style style:name="T25" style:family="text">
      <style:text-properties fo:color="#000000" style:text-position="sub 58%" style:font-name="Arial" fo:font-size="11pt" fo:language="en" fo:country="GB" style:font-size-asian="11pt" style:font-name-complex="Arial" style:font-size-complex="11pt"/>
    </style:style>
    <style:style style:name="T26" style:family="text">
      <style:text-properties fo:color="#000000" style:font-name="Arial" fo:font-size="11pt" style:font-size-asian="11pt" style:font-name-complex="Arial" style:font-size-complex="24pt"/>
    </style:style>
    <style:style style:name="T27" style:family="text">
      <style:text-properties fo:color="#000000" style:font-name="Arial" fo:font-size="11pt" fo:font-weight="bold" style:font-size-asian="11pt" style:font-weight-asian="bold" style:font-name-complex="Arial" style:font-size-complex="24pt"/>
    </style:style>
    <style:style style:name="T28" style:family="text">
      <style:text-properties fo:color="#000000" style:text-position="sub 58%" style:font-name="Arial" fo:font-size="11pt" style:font-size-asian="11pt" style:font-name-complex="Arial" style:font-size-complex="24pt"/>
    </style:style>
    <style:style style:name="T29" style:family="text">
      <style:text-properties fo:color="#000000" style:font-name="Arial" fo:font-size="11pt" style:font-name-asian="MS Mincho" style:font-size-asian="11pt" style:font-name-complex="Arial" style:font-size-complex="11pt"/>
    </style:style>
    <style:style style:name="T30" style:family="text">
      <style:text-properties fo:color="#000000" style:text-position="sub 58%" style:font-name="Arial" fo:font-size="11pt" style:font-name-asian="MS Mincho" style:font-size-asian="11pt" style:font-name-complex="Arial" style:font-size-complex="11pt"/>
    </style:style>
    <style:style style:name="T31" style:family="text">
      <style:text-properties fo:color="#000000" style:text-position="sub 58%" style:font-name="Arial" fo:font-size="11pt" fo:font-style="italic" style:font-size-asian="11pt" style:font-style-asian="italic" style:font-name-complex="Arial" style:font-size-complex="11pt"/>
    </style:style>
    <style:style style:name="T32" style:family="text">
      <style:text-properties fo:color="#000000" style:font-name="Arial" fo:language="en" fo:country="GB" fo:font-style="italic" style:font-style-asian="italic" style:font-name-complex="Arial" style:font-style-complex="italic"/>
    </style:style>
    <style:style style:name="T33" style:family="text">
      <style:text-properties fo:color="#000000" style:font-name="Arial" fo:font-size="11pt" fo:font-style="italic" style:font-size-asian="11pt" style:font-style-asian="italic" style:font-name-complex="Arial" style:font-style-complex="italic"/>
    </style:style>
    <style:style style:name="T34" style:family="text">
      <style:text-properties fo:color="#000000" style:text-position="sub 58%" style:font-name="Arial" fo:font-size="11pt" fo:font-style="italic" style:font-size-asian="11pt" style:font-style-asian="italic" style:font-name-complex="Arial" style:font-style-complex="italic"/>
    </style:style>
    <style:style style:name="T35" style:family="text">
      <style:text-properties fo:color="#000000" style:font-name="Arial" fo:font-size="11pt" fo:font-style="italic" fo:font-weight="bold" style:font-size-asian="11pt" style:font-style-asian="italic" style:font-weight-asian="bold" style:font-name-complex="Arial" style:font-size-complex="24pt"/>
    </style:style>
    <style:style style:name="T36" style:family="text">
      <style:text-properties fo:color="#000000" style:text-position="sub 58%" style:font-name="Arial" fo:font-size="11pt" fo:font-style="italic" style:font-size-asian="11pt" style:font-style-asian="italic" style:font-name-complex="Arial" style:font-size-complex="24pt"/>
    </style:style>
    <style:style style:name="T37" style:family="text">
      <style:text-properties fo:color="#000000" style:font-name="Arial" fo:font-size="11pt" fo:font-style="italic" style:font-name-asian="MS Mincho" style:font-size-asian="11pt" style:font-style-asian="italic" style:font-name-complex="Arial" style:font-size-complex="24pt"/>
    </style:style>
    <style:style style:name="T38" style:family="text">
      <style:text-properties fo:color="#000000" style:font-name="Arial" fo:font-size="11pt" fo:font-weight="bold" style:font-name-asian="MS Mincho" style:font-size-asian="11pt" style:font-weight-asian="bold" style:font-name-complex="Arial" style:font-size-complex="24pt"/>
    </style:style>
    <style:style style:name="T39" style:family="text">
      <style:text-properties fo:color="#000000" style:font-name="Arial" fo:font-size="11pt" style:font-name-asian="MS Mincho" style:font-size-asian="11pt" style:font-name-complex="Arial" style:font-size-complex="24pt"/>
    </style:style>
    <style:style style:name="T40" style:family="text">
      <style:text-properties fo:color="#000000" style:font-name="Arial" fo:font-size="11pt" fo:font-style="italic" style:font-size-asian="11pt" style:font-style-asian="italic" style:font-name-complex="Arial" style:font-size-complex="24pt" style:font-style-complex="italic"/>
    </style:style>
    <style:style style:name="T41" style:family="text">
      <style:text-properties fo:color="#000000" style:text-position="sub 58%" style:font-name="Arial" fo:font-size="11pt" fo:font-style="italic" style:font-size-asian="11pt" style:font-style-asian="italic" style:font-name-complex="Arial" style:font-size-complex="24pt" style:font-style-complex="italic"/>
    </style:style>
    <style:style style:name="T42" style:family="text">
      <style:text-properties fo:color="#000000" style:font-name="Arial" fo:language="en" fo:country="GB" style:font-name-complex="Arial"/>
    </style:style>
    <style:style style:name="T43" style:family="text">
      <style:text-properties fo:color="#000000" style:font-name="Arial" style:font-name-complex="Arial"/>
    </style:style>
    <style:style style:name="T44" style:family="text">
      <style:text-properties fo:color="#000000" style:font-name="Arial" fo:font-size="11pt" fo:language="en" fo:country="GB" fo:font-style="italic" fo:font-weight="bold" style:font-size-asian="11pt" style:font-style-asian="italic" style:font-weight-asian="bold" style:font-name-complex="Arial" style:font-size-complex="24pt"/>
    </style:style>
    <style:style style:name="T45" style:family="text">
      <style:text-properties fo:color="#000000" style:text-position="sub 58%" style:font-name="Arial" fo:font-size="11pt" style:font-size-asian="11pt" style:font-name-complex="Arial"/>
    </style:style>
    <style:style style:name="T46" style:family="text">
      <style:text-properties fo:color="#000000" style:text-position="sub 58%" style:font-name="Arial" fo:font-size="11pt" style:font-size-asian="11pt" style:font-name-complex="Arial" style:font-style-complex="italic"/>
    </style:style>
    <style:style style:name="T47" style:family="text">
      <style:text-properties style:font-name="Arial" fo:font-size="11pt" style:font-size-asian="11pt" style:font-name-complex="Arial"/>
    </style:style>
    <style:style style:name="T48" style:family="text">
      <style:text-properties style:font-name="Arial" fo:font-size="11pt" style:font-size-asian="11pt" style:font-name-complex="Arial" style:font-style-complex="italic"/>
    </style:style>
    <style:style style:name="T49" style:family="text">
      <style:text-properties style:text-position="sub 58%" style:font-name="Arial" fo:font-size="11pt" style:font-size-asian="11pt" style:font-name-complex="Arial" style:font-style-complex="italic"/>
    </style:style>
    <style:style style:name="T50" style:family="text">
      <style:text-properties style:font-name="Arial" fo:font-size="11pt" fo:language="en" fo:country="GB" style:font-size-asian="11pt" style:font-name-complex="Arial"/>
    </style:style>
    <style:style style:name="T51" style:family="text">
      <style:text-properties style:font-name="Arial" fo:font-size="11pt" fo:language="en" fo:country="GB" style:font-size-asian="11pt" style:font-name-complex="Arial" style:font-style-complex="italic"/>
    </style:style>
    <style:style style:name="T52" style:family="text">
      <style:text-properties style:text-position="sub 58%" style:font-name="Arial" fo:font-size="11pt" fo:language="en" fo:country="GB" style:font-size-asian="11pt" style:font-name-complex="Arial" style:font-style-complex="italic"/>
    </style:style>
    <style:style style:name="T53" style:family="text">
      <style:text-properties style:font-name="Arial" fo:font-size="11pt" fo:font-weight="bold" style:font-size-asian="11pt" style:font-weight-asian="bold" style:font-name-complex="Arial"/>
    </style:style>
    <style:style style:name="T54" style:family="text">
      <style:text-properties style:text-position="sub 58%" style:font-name="Arial" fo:font-size="11pt" style:font-size-asian="11pt" style:font-name-complex="Arial"/>
    </style:style>
    <style:style style:name="T55" style:family="text">
      <style:text-properties style:font-name="Arial" fo:font-size="11pt" style:font-size-asian="11pt" style:font-name-complex="Arial" style:font-size-complex="24pt" style:font-style-complex="italic"/>
    </style:style>
    <style:style style:name="T56" style:family="text">
      <style:text-properties style:text-position="sub 58%" style:font-name="Arial" fo:font-size="11pt" style:font-size-asian="11pt" style:font-name-complex="Arial" style:font-size-complex="24pt" style:font-style-complex="italic"/>
    </style:style>
    <style:style style:name="T57" style:family="text">
      <style:text-properties style:font-name="Arial" fo:font-size="11pt" style:font-size-asian="11pt" style:font-name-complex="Arial" style:font-size-complex="11pt"/>
    </style:style>
    <style:style style:name="T58" style:family="text">
      <style:text-properties style:text-position="sub 58%" style:font-name="Arial" fo:font-size="11pt" style:font-size-asian="11pt" style:font-name-complex="Arial" style:font-size-complex="11pt"/>
    </style:style>
    <style:style style:name="T59" style:family="text">
      <style:text-properties style:font-name="Arial" fo:font-size="11pt" style:font-name-asian="MS Mincho" style:font-size-asian="11pt" style:font-name-complex="Arial" style:font-size-complex="11pt"/>
    </style:style>
    <style:style style:name="T60" style:family="text">
      <style:text-properties style:font-name="Arial" fo:font-size="11pt" style:font-size-asian="11pt" style:font-name-complex="Arial" style:font-size-complex="24pt"/>
    </style:style>
    <style:style style:name="T61" style:family="text">
      <style:text-properties style:font-name="Arial" fo:font-size="11pt" fo:font-weight="bold" style:font-size-asian="11pt" style:font-weight-asian="bold" style:font-name-complex="Arial" style:font-size-complex="24pt"/>
    </style:style>
    <style:style style:name="T62" style:family="text">
      <style:text-properties style:text-position="sub 58%" style:font-name="Arial" fo:font-size="11pt" style:font-size-asian="11pt" style:font-name-complex="Arial" style:font-size-complex="24pt"/>
    </style:style>
    <style:style style:name="T63" style:family="text">
      <style:text-properties fo:color="#000000" style:font-name="Arial" fo:font-size="11pt" fo:language="en" fo:country="GB" style:font-size-asian="11pt" style:font-name-complex="Arial" style:font-size-complex="24pt"/>
    </style:style>
    <style:style style:name="T64" style:family="text">
      <style:text-properties style:text-position="sub 58%" style:font-name="Arial" fo:font-size="11pt" fo:language="en" fo:country="GB" style:font-size-asian="11pt" style:font-name-complex="Arial" style:font-size-complex="11pt"/>
    </style:style>
    <style:style style:name="T65" style:family="text">
      <style:text-properties style:font-name="Arial" fo:font-size="11pt" fo:language="en" fo:country="GB" style:font-size-asian="11pt" style:font-name-complex="Arial" style:font-size-complex="11pt"/>
    </style:style>
    <style:style style:name="T66" style:family="text">
      <style:text-properties style:text-position="sub 58%" style:font-name="Arial" fo:font-size="11pt" fo:language="en" fo:country="GB" style:font-size-asian="11pt" style:font-name-complex="Arial"/>
    </style:style>
    <style:style style:name="T67" style:family="text">
      <style:text-properties fo:color="#000000" style:font-name="Arial" fo:font-size="11pt" fo:language="en" fo:country="GB" fo:font-style="italic" style:font-size-asian="11pt" style:font-style-asian="italic" style:font-name-complex="Arial"/>
    </style:style>
    <style:style style:name="T68" style:family="text">
      <style:text-properties fo:color="#000000" style:font-name="Arial" fo:font-size="11pt" fo:font-style="italic" style:font-size-asian="11pt" style:font-style-asian="italic" style:font-name-complex="Arial"/>
    </style:style>
    <style:style style:name="T69" style:family="text"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T70" style:family="text">
      <style:text-properties fo:color="#000000" style:font-name="Arial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 ::= Decs </text:p>
      <text:p text:style-name="P2"><text:span text:style-name="T1"><text:tab/><text:tab/>{</text:span><text:span text:style-name="T2"> Is.ts</text:span><text:span text:style-name="T3">h </text:span><text:span text:style-name="T2">= Decs.ts}</text:span><text:span text:style-name="T1">}</text:span></text:p>
      <text:p text:style-name="P3">{ Is }</text:p>
      <text:p text:style-name="P2"><text:span text:style-name="T1"><text:tab/></text:span><text:span text:style-name="T2"><text:tab/>{Prog.err = Decs.err </text:span><text:span text:style-name="T4">∨</text:span><text:span text:style-name="T2"> Is.err</text:span></text:p>
      <text:p text:style-name="P2"><text:span text:style-name="T2"><text:tab/><text:tab/></text:span><text:span text:style-name="T5">Prog.cod = Is.cod || stop}</text:span></text:p>
      <text:p text:style-name="P4">Decs ::= Dec </text:p>
      <text:p text:style-name="P5"><text:span text:style-name="T1"><text:tab/>{</text:span><text:span text:style-name="T6">RDecs.ts</text:span><text:span text:style-name="T7">h</text:span><text:span text:style-name="T6"> = </text:span><text:span text:style-name="T2">añadeID (creaTS(), Dec.id, &lt;dir.0, Dec.tipo&gt;)</text:span></text:p>
      <text:p text:style-name="P6"><text:span text:style-name="T6">RDecs.err</text:span><text:span text:style-name="T7">h</text:span><text:span text:style-name="T6"> = Dec.err</text:span><text:span text:style-name="T1"> }</text:span></text:p>
      <text:p text:style-name="P3">RDecs</text:p>
      <text:p text:style-name="P6"><text:span text:style-name="T6">{ Decs.ts = RDecs.ts</text:span></text:p>
      <text:p text:style-name="P7">Decs.err = RDecs.err}</text:p>
      <text:p text:style-name="P7"/>
      <text:p text:style-name="Standard"><text:span text:style-name="T1">RDecs ::= ; Dec </text:span></text:p>
      <text:p text:style-name="P8"><text:span text:style-name="T1">{</text:span><text:span text:style-name="T6">RDecs</text:span><text:span text:style-name="T7">1</text:span><text:span text:style-name="T6">.ts</text:span><text:span text:style-name="T7">h</text:span><text:span text:style-name="T6"> = </text:span><text:span text:style-name="T2">añadeID (RDecs</text:span><text:span text:style-name="T3">0</text:span><text:span text:style-name="T2">.ts, Dec.id, &lt;dir:RDecs</text:span><text:span text:style-name="T3">0</text:span><text:span text:style-name="T2">.dir+1, Dec.tipo&gt;)</text:span></text:p>
      <text:p text:style-name="P8"><text:span text:style-name="T6">RDecs</text:span><text:span text:style-name="T7">1</text:span><text:span text:style-name="T6">.err</text:span><text:span text:style-name="T7">h</text:span><text:span text:style-name="T6"> = R</text:span><text:span text:style-name="T2">Decs</text:span><text:span text:style-name="T8">0</text:span><text:span text:style-name="T2">.err</text:span><text:span text:style-name="T8">h</text:span><text:span text:style-name="T2"> </text:span><text:span text:style-name="T9">∨</text:span><text:span text:style-name="T2"> existeID (RDecs</text:span><text:span text:style-name="T8">0</text:span><text:span text:style-name="T2">.ts, Dec.id)</text:span><text:span text:style-name="T1">} </text:span></text:p>
      <text:p text:style-name="P9"><text:s text:c="6"/>RDecs</text:p>
      <text:p text:style-name="P8"><text:span text:style-name="T6">{ RDecs</text:span><text:span text:style-name="T7">0</text:span><text:span text:style-name="T6">.ts = RDecs</text:span><text:span text:style-name="T7">1</text:span><text:span text:style-name="T6">.ts</text:span></text:p>
      <text:p text:style-name="P6"><text:span text:style-name="T10">RDecs</text:span><text:span text:style-name="T11">0</text:span><text:span text:style-name="T10">.err = RDecs</text:span><text:span text:style-name="T11">1</text:span><text:span text:style-name="T10">.err}</text:span></text:p>
      <text:p text:style-name="Standard"><text:span text:style-name="T12">RDecs ::= </text:span><text:span text:style-name="T13">λ</text:span></text:p>
      <text:p text:style-name="P6"><text:span text:style-name="T14">{RDecs.ts = RDecs.ts</text:span><text:span text:style-name="T15">h</text:span></text:p>
      <text:p text:style-name="P6"><text:span text:style-name="T14">RDecs.err = RDecs.err</text:span><text:span text:style-name="T15">h</text:span><text:span text:style-name="T12">}</text:span></text:p>
      <text:p text:style-name="P10"/>
      <text:p text:style-name="P10">Dec ::= Tipo iden</text:p>
      <text:p text:style-name="P2"><text:span text:style-name="T12"><text:tab/><text:tab/></text:span><text:span text:style-name="T13">{</text:span><text:span text:style-name="T16">Dec.tipo = Tipo.tipo}</text:span></text:p>
      <text:p text:style-name="P11"/>
      <text:p text:style-name="P12">Tipo ::= int</text:p>
      <text:p text:style-name="P13">{Tipo.tipo = int}</text:p>
      <text:p text:style-name="P14"/>
      <text:p text:style-name="P2"><text:span text:style-name="T17">Tipo ::= </text:span><text:span text:style-name="T18">bool</text:span></text:p>
      <text:p text:style-name="P2"><text:span text:style-name="T13"><text:tab/><text:tab/>{</text:span><text:span text:style-name="T2">Tipo.tipo = bool}</text:span></text:p>
      <text:p text:style-name="P15"/>
      <text:p text:style-name="Standard"><text:span text:style-name="T1">Is ::= <text:tab/><text:tab/>{</text:span><text:span text:style-name="T6">I.ts</text:span><text:span text:style-name="T7">h</text:span><text:span text:style-name="T6"> = Is.ts</text:span><text:span text:style-name="T7">h</text:span><text:span text:style-name="T1">}</text:span></text:p>
      <text:p text:style-name="P3">I </text:p>
      <text:p text:style-name="P5"><text:span text:style-name="T1"><text:tab/>{RIs.ts</text:span><text:span text:style-name="T19">h</text:span><text:span text:style-name="T1"> = I.ts</text:span><text:span text:style-name="T19">h</text:span><text:span text:style-name="T1"> </text:span></text:p>
      <text:p text:style-name="P6"><text:span text:style-name="T6">RIs.err</text:span><text:span text:style-name="T7">h</text:span><text:span text:style-name="T6"> = I.err</text:span></text:p>
      <text:p text:style-name="P6"><text:span text:style-name="T6">RIs.cod</text:span><text:span text:style-name="T7">h</text:span><text:span text:style-name="T6"> = I.cod}</text:span></text:p>
      <text:p text:style-name="P3">RIs</text:p>
      <text:p text:style-name="P6"><text:span text:style-name="T6">{ Is.err = RIs.err,</text:span></text:p>
      <text:p text:style-name="P6"><text:span text:style-name="T6">Is.cod = RIs.cod}</text:span></text:p>
      <text:p text:style-name="P15">RIs ::= ; </text:p>
      <text:p text:style-name="P16"><text:span text:style-name="T1">{</text:span><text:span text:style-name="T6"> I.ts</text:span><text:span text:style-name="T7">h</text:span><text:span text:style-name="T6"> = RIs</text:span><text:span text:style-name="T7">0</text:span><text:span text:style-name="T6">.ts</text:span><text:span text:style-name="T7">h</text:span><text:span text:style-name="T1">}</text:span></text:p>
      <text:p text:style-name="P17">I </text:p>
      <text:p text:style-name="P16"><text:span text:style-name="T1">{</text:span><text:span text:style-name="T6">RIs</text:span><text:span text:style-name="T7">1</text:span><text:span text:style-name="T6">.ts</text:span><text:span text:style-name="T7">h</text:span><text:span text:style-name="T6"> =I.ts</text:span><text:span text:style-name="T7">h</text:span></text:p>
      <text:p text:style-name="P16"><text:span text:style-name="T10">RIs</text:span><text:span text:style-name="T11">1</text:span><text:span text:style-name="T10">.err</text:span><text:span text:style-name="T11">h</text:span><text:span text:style-name="T10"> =</text:span><text:span text:style-name="T20"> RIs</text:span><text:span text:style-name="T21">0</text:span><text:span text:style-name="T20">.err </text:span><text:span text:style-name="T22">∨</text:span><text:span text:style-name="T20"> I.err</text:span><text:span text:style-name="T12"> </text:span></text:p>
      <text:p text:style-name="P16"><text:span text:style-name="T10">RIs</text:span><text:span text:style-name="T11">1</text:span><text:span text:style-name="T10">.cod</text:span><text:span text:style-name="T11">h</text:span><text:span text:style-name="T10"> = R</text:span><text:span text:style-name="T23">Is</text:span><text:span text:style-name="T24">0</text:span><text:span text:style-name="T23">.cod</text:span><text:span text:style-name="T24">h</text:span><text:span text:style-name="T23"> || I.cod</text:span><text:span text:style-name="T12">}</text:span></text:p>
      <text:p text:style-name="P17">RIs</text:p>
      <text:p text:style-name="P2"><text:span text:style-name="T1"><text:tab/></text:span><text:span text:style-name="T6"><text:tab/></text:span><text:span text:style-name="T10">{RIs</text:span><text:span text:style-name="T11">0</text:span><text:span text:style-name="T10">.err = RIs</text:span><text:span text:style-name="T11">1</text:span><text:span text:style-name="T10">.err</text:span></text:p>
      <text:p text:style-name="P2"><text:span text:style-name="T10"><text:tab/><text:tab/>RIs</text:span><text:span text:style-name="T11">0</text:span><text:span text:style-name="T10">.cod = RIs</text:span><text:span text:style-name="T11">1</text:span><text:span text:style-name="T10">.cod}</text:span></text:p>
      <text:p text:style-name="Standard"><text:span text:style-name="T12">RIs ::= </text:span><text:span text:style-name="T13">λ</text:span><text:span text:style-name="T10"> </text:span></text:p>
      <text:p text:style-name="P6"><text:span text:style-name="T10">{RIs.err = RIs.err</text:span><text:span text:style-name="T11">h</text:span></text:p>
      <text:p text:style-name="P6"><text:span text:style-name="T10">RIs.cod = RIs.cod</text:span><text:span text:style-name="T11">h</text:span><text:span text:style-name="T12">}</text:span></text:p>
      <text:p text:style-name="P10"/>
      <text:p text:style-name="Standard"><text:span text:style-name="T12">I ::= <text:tab/><text:tab/>{</text:span><text:span text:style-name="T14"> IAsig.ts</text:span><text:span text:style-name="T24">h</text:span><text:span text:style-name="T23"> </text:span><text:span text:style-name="T14">= I.ts</text:span><text:span text:style-name="T24">h</text:span><text:span text:style-name="T12"> }</text:span></text:p>
      <text:p text:style-name="P18"><text:span text:style-name="T1">IAsig</text:span></text:p>
      <text:p text:style-name="P19"><text:span text:style-name="T1">{</text:span><text:span text:style-name="T2">I.err = IAsig.err, I.cod = Iasig.cod}</text:span></text:p>
      <text:p text:style-name="Standard"><text:span text:style-name="T1">IAsig ::= <text:tab/>{ ExpOr.ts</text:span><text:span text:style-name="T25">h</text:span><text:span text:style-name="T1"> = IAsig.ts</text:span><text:span text:style-name="T25">h</text:span><text:span text:style-name="T1"> }</text:span></text:p>
      <text:p text:style-name="P20"><text:span text:style-name="T1"><text:s text:c="4"/></text:span><text:span text:style-name="T13">Iden = ExpOr</text:span></text:p>
      <text:p text:style-name="P2"><text:span text:style-name="T13"><text:tab/><text:tab/>{</text:span><text:span text:style-name="T26">IAsig.err = </text:span><text:span text:style-name="T27">si</text:span><text:span text:style-name="T26"> existeID (IAsig.ts</text:span><text:span text:style-name="T28">h</text:span><text:span text:style-name="T26">, iden.lex)</text:span></text:p>
      <text:p text:style-name="P2"><text:span text:style-name="T26"><text:tab/><text:tab/><text:tab/><text:tab/><text:tab/>ExpOr.tipo = err </text:span><text:span text:style-name="T29">∨ </text:span></text:p>
      <text:p text:style-name="P2"><text:span text:style-name="T29"><text:tab/><text:tab/><text:tab/><text:tab/><text:tab/>ExpOr.tipo ≠ Iasig.ts</text:span><text:span text:style-name="T30">h</text:span><text:span text:style-name="T29">[iden.lex].tipo</text:span></text:p>
      <text:p text:style-name="Standard"><text:span text:style-name="T26"><text:tab/><text:tab/><text:tab/><text:tab/></text:span><text:span text:style-name="T27">si no</text:span><text:span text:style-name="T26"> true</text:span></text:p>
      <text:p text:style-name="P2"><text:span text:style-name="T13"><text:tab/><text:tab/></text:span><text:span text:style-name="T16">IAsig.cod = ExpOr.cod ||desapila-dir(IAsig.ts</text:span><text:span text:style-name="T31">h</text:span><text:span text:style-name="T16">[iden.lex].dir)}</text:span></text:p>
      <text:p text:style-name="P12"/>
      <text:p text:style-name="P2"><text:span text:style-name="T1">ExpOr ::= <text:tab/>{</text:span><text:span text:style-name="T2"> ExpAnd.ts</text:span><text:span text:style-name="T8">h</text:span><text:span text:style-name="T2"> = ExpOr.ts</text:span><text:span text:style-name="T8">h</text:span><text:span text:style-name="T2">}</text:span></text:p>
      <text:p text:style-name="P4"/>
      <text:p text:style-name="P18"><text:span text:style-name="T1">ExpAnd </text:span></text:p>
      <text:p text:style-name="P16"><text:span text:style-name="T1">{</text:span><text:span text:style-name="T2"> RExpOr.ts</text:span><text:span text:style-name="T8">h</text:span><text:span text:style-name="T2"> = ExpAnd.ts</text:span><text:span text:style-name="T8">h</text:span></text:p>
      <text:p text:style-name="Standard"><text:span text:style-name="T32"><text:tab/><text:tab/></text:span><text:span text:style-name="T33">RExpOr.tipo</text:span><text:span text:style-name="T34">h</text:span><text:span text:style-name="T33"> = ExpAnd.tipo</text:span></text:p>
      <text:p text:style-name="P6"><text:span text:style-name="T33">RExpOr.cod</text:span><text:span text:style-name="T34">h</text:span><text:span text:style-name="T33"> = ExpAnd.cod</text:span><text:span text:style-name="T13">}</text:span></text:p>
      <text:p text:style-name="P18"><text:span text:style-name="T13">RExpOr </text:span></text:p>
      <text:p text:style-name="P19"><text:span text:style-name="T13">{</text:span><text:span text:style-name="T33">ExpOr.tipo = RExpOr.tipo</text:span></text:p>
      <text:p text:style-name="P19"><text:span text:style-name="T33">ExpOr.cod = RExpOr.cod</text:span><text:span text:style-name="T13">}</text:span></text:p>
      <text:p text:style-name="P21"/>
      <text:p text:style-name="Standard"><text:span text:style-name="T13">RExpOr ::= <text:tab/>OpOr </text:span></text:p>
      <text:p text:style-name="P22"><text:span text:style-name="T33">{ExpAnd.ts</text:span><text:span text:style-name="T34">h</text:span><text:span text:style-name="T33"> = RExpOr</text:span><text:span text:style-name="T34">0</text:span><text:span text:style-name="T33">.ts</text:span><text:span text:style-name="T34">h</text:span><text:span text:style-name="T13"> }</text:span></text:p>
      <text:p text:style-name="P21">ExpAnd</text:p>
      <text:p text:style-name="P5"><text:span text:style-name="T13"><text:tab/><text:tab/></text:span><text:span text:style-name="T1">{</text:span><text:span text:style-name="T6">RExpOr</text:span><text:span text:style-name="T7">1</text:span><text:span text:style-name="T6">.ts</text:span><text:span text:style-name="T7">h</text:span><text:span text:style-name="T6"> = ExpAnd.ts</text:span><text:span text:style-name="T7">h</text:span><text:span text:style-name="T6"> = RExpOr</text:span><text:span text:style-name="T7">0</text:span><text:span text:style-name="T6">.ts</text:span><text:span text:style-name="T7">h</text:span></text:p>
      <text:p text:style-name="P23"><text:span text:style-name="T33">RExpOr</text:span><text:span text:style-name="T34">1</text:span><text:span text:style-name="T33">.tipo</text:span><text:span text:style-name="T34">h</text:span><text:span text:style-name="T33"> = </text:span><text:span text:style-name="T35">si</text:span><text:span text:style-name="T16"> (RExpOr</text:span><text:span text:style-name="T36">0</text:span><text:span text:style-name="T16">.tipo</text:span><text:span text:style-name="T36">h</text:span><text:span text:style-name="T16"> = ExpAnd.tipo =</text:span><text:span text:style-name="T37"> bool)</text:span></text:p>
      <text:p text:style-name="P2"><text:span text:style-name="T37"><text:tab/><text:tab/><text:tab/><text:tab/><text:tab/><text:tab/>bool</text:span></text:p>
      <text:p text:style-name="P24"><text:span text:style-name="T38">si no</text:span><text:span text:style-name="T39"> err</text:span></text:p>
      <text:p text:style-name="P25"><text:span text:style-name="T33">RExpOr</text:span><text:span text:style-name="T34">1</text:span><text:span text:style-name="T33">.cod</text:span><text:span text:style-name="T34">h</text:span><text:span text:style-name="T33"> = RE</text:span><text:span text:style-name="T40">xpOr</text:span><text:span text:style-name="T41">0</text:span><text:span text:style-name="T40">.cod</text:span><text:span text:style-name="T41">h</text:span><text:span text:style-name="T40"> || ExpAnd.cod || OpOr.cod</text:span><text:span text:style-name="T13">}</text:span></text:p>
      <text:p text:style-name="P21">RExpOr</text:p>
      <text:p text:style-name="P26"><text:span text:style-name="T13">{</text:span><text:span text:style-name="T33">RExpOr</text:span><text:span text:style-name="T34">0</text:span><text:span text:style-name="T33">.tipo = RExpOr</text:span><text:span text:style-name="T34">1</text:span><text:span text:style-name="T33">.tipo</text:span></text:p>
      <text:p text:style-name="P26"><text:span text:style-name="T33">RExpOr</text:span><text:span text:style-name="T34">0</text:span><text:span text:style-name="T33">.cod = RExpOr</text:span><text:span text:style-name="T34">1</text:span><text:span text:style-name="T33">.cod}</text:span></text:p>
      <text:p text:style-name="P27"/>
      <text:p text:style-name="P12">RExpOr ::= λ</text:p>
      <text:p text:style-name="P6"><text:span text:style-name="T33">{RExpOr.tipo = RExpOr.tipo</text:span><text:span text:style-name="T34">h</text:span></text:p>
      <text:p text:style-name="P6"><text:span text:style-name="T33">RExpOr.cod = RExpOr.cod</text:span><text:span text:style-name="T34">h</text:span><text:span text:style-name="T33">}</text:span></text:p>
      <text:p text:style-name="P28"/>
      <text:p text:style-name="Standard"><text:span text:style-name="T1">ExpAnd ::= <text:tab/><text:tab/>{ExpRel.ts</text:span><text:span text:style-name="T19">h</text:span><text:span text:style-name="T1"> = ExpAnd.ts</text:span><text:span text:style-name="T19">h</text:span><text:span text:style-name="T1">}</text:span></text:p>
      <text:p text:style-name="P29">ExpRel </text:p>
      <text:p text:style-name="Standard"><text:span text:style-name="T1"><text:tab/><text:tab/><text:tab/>{</text:span><text:span text:style-name="T6">RExpAnd.ts</text:span><text:span text:style-name="T7">h</text:span><text:span text:style-name="T6"> =ExpRel.ts</text:span><text:span text:style-name="T7">h</text:span></text:p>
      <text:p text:style-name="Standard"><text:span text:style-name="T1"><text:tab/><text:tab/><text:tab/></text:span><text:span text:style-name="T33">RExpAnd.tipo</text:span><text:span text:style-name="T34">h</text:span><text:span text:style-name="T33"> = ExpRel.tipo</text:span></text:p>
      <text:p text:style-name="P22"><text:span text:style-name="T33">RExpAnd.cod</text:span><text:span text:style-name="T34">h</text:span><text:span text:style-name="T33"> = ExpRel.cod}</text:span></text:p>
      <text:p text:style-name="P29">RExpAnd</text:p>
      <text:p text:style-name="Standard"><text:span text:style-name="T42"><text:tab/><text:tab/><text:tab/></text:span><text:span text:style-name="T43">{</text:span><text:span text:style-name="T33">ExpAnd.tipo = RExpAnd.tipo</text:span></text:p>
      <text:p text:style-name="P22"><text:span text:style-name="T33">ExpAnd.cod = RExpAnd.cod}</text:span></text:p>
      <text:p text:style-name="P30"/>
      <text:p text:style-name="Standard"><text:span text:style-name="T1">RExpAnd ::= <text:tab/>OpAnd </text:span></text:p>
      <text:p text:style-name="P5"><text:span text:style-name="T1"><text:tab/><text:tab/>{</text:span><text:span text:style-name="T6">ExpRel.ts</text:span><text:span text:style-name="T7">h</text:span><text:span text:style-name="T6"> = RExpAnd</text:span><text:span text:style-name="T7">0</text:span><text:span text:style-name="T6">.ts</text:span><text:span text:style-name="T7">h</text:span><text:span text:style-name="T1">}</text:span></text:p>
      <text:p text:style-name="P29">ExpRel</text:p>
      <text:p text:style-name="P5"><text:span text:style-name="T1"><text:tab/><text:tab/>{</text:span><text:span text:style-name="T6">RExpAnd</text:span><text:span text:style-name="T7">1</text:span><text:span text:style-name="T6">.ts</text:span><text:span text:style-name="T7">h</text:span><text:span text:style-name="T6"> = ExpRel.ts</text:span><text:span text:style-name="T7">h</text:span></text:p>
      <text:p text:style-name="P2"><text:span text:style-name="T7"><text:tab/><text:tab/><text:tab/></text:span><text:span text:style-name="T6">RExpAnd</text:span><text:span text:style-name="T7">1</text:span><text:span text:style-name="T6">.err</text:span><text:span text:style-name="T7">h</text:span><text:span text:style-name="T6"> = </text:span><text:span text:style-name="T44">si</text:span><text:span text:style-name="T2"> (RExpAnd</text:span><text:span text:style-name="T8">0</text:span><text:span text:style-name="T2">.tipo</text:span><text:span text:style-name="T8">h</text:span><text:span text:style-name="T2"> = ExpRel.tipo = bool)</text:span></text:p>
      <text:p text:style-name="P2"><text:span text:style-name="T2"><text:tab/><text:tab/><text:tab/><text:tab/><text:tab/><text:tab/></text:span><text:span text:style-name="T16">bool</text:span></text:p>
      <text:p text:style-name="P19"><text:span text:style-name="T16"><text:tab/><text:tab/><text:tab/></text:span><text:span text:style-name="T35">si no</text:span><text:span text:style-name="T16"> err</text:span></text:p>
      <text:p text:style-name="P25"><text:span text:style-name="T33">RExpAnd</text:span><text:span text:style-name="T34">1</text:span><text:span text:style-name="T33">.cod</text:span><text:span text:style-name="T34">h</text:span><text:span text:style-name="T33"> = RE</text:span><text:span text:style-name="T40">xpAnd</text:span><text:span text:style-name="T41">0</text:span><text:span text:style-name="T40">.cod</text:span><text:span text:style-name="T41">h</text:span><text:span text:style-name="T40"> || ExpRel.cod || OpAnd.cod}</text:span></text:p>
      <text:p text:style-name="P29">RExpAnd</text:p>
      <text:p text:style-name="P22"><text:span text:style-name="T6">{RExpAnd</text:span><text:span text:style-name="T7">0</text:span><text:span text:style-name="T6">.tipo = RExpAnd</text:span><text:span text:style-name="T7">1</text:span><text:span text:style-name="T6">.tipo</text:span></text:p>
      <text:p text:style-name="P26"><text:span text:style-name="T6">RExpAnd</text:span><text:span text:style-name="T7">0</text:span><text:span text:style-name="T6">.cod = RExpAnd</text:span><text:span text:style-name="T7">1</text:span><text:span text:style-name="T6">.cod}</text:span></text:p>
      <text:p text:style-name="P4"/>
      <text:p text:style-name="Standard"><text:span text:style-name="T1">RExpAnd ::= </text:span><text:span text:style-name="T13">λ</text:span></text:p>
      <text:p text:style-name="P6"><text:span text:style-name="T6">{RExpAnd.tipo = RExpAnd.tipo</text:span><text:span text:style-name="T7">h</text:span></text:p>
      <text:p text:style-name="P6"><text:span text:style-name="T6">RExpAnd.cod = RExpAnd.cod</text:span><text:span text:style-name="T7">h</text:span><text:span text:style-name="T6">}</text:span></text:p>
      <text:p text:style-name="P31"/>
      <text:p text:style-name="Standard"><text:span text:style-name="T1">ExpRel ::= <text:tab/><text:tab/>{ExpAd.ts</text:span><text:span text:style-name="T19">h</text:span><text:span text:style-name="T1"> = ExpRel.ts</text:span><text:span text:style-name="T19">h</text:span><text:span text:style-name="T1">}</text:span></text:p>
      <text:p text:style-name="P29">ExpAd </text:p>
      <text:p text:style-name="P22"><text:span text:style-name="T1">{RExpRel.ts</text:span><text:span text:style-name="T19">h</text:span><text:span text:style-name="T1"> = ExpAd.ts</text:span><text:span text:style-name="T19">h</text:span></text:p>
      <text:p text:style-name="Standard"><text:span text:style-name="T42"><text:tab/><text:tab/><text:tab/></text:span><text:span text:style-name="T6">RExpRel.tipo</text:span><text:span text:style-name="T7">h</text:span><text:span text:style-name="T6"> = ExpAd.tipo</text:span></text:p>
      <text:p text:style-name="P26"><text:span text:style-name="T33">RExpRel.cod</text:span><text:span text:style-name="T34">h</text:span><text:span text:style-name="T33"> = ExpAd.cod</text:span><text:span text:style-name="T1">}</text:span></text:p>
      <text:p text:style-name="P29">RExpRel</text:p>
      <text:p text:style-name="Standard"><text:span text:style-name="T7"><text:tab/><text:tab/><text:tab/></text:span><text:span text:style-name="T33">{ExpRel.tipo = RExpRel.tipo</text:span></text:p>
      <text:p text:style-name="P26"><text:span text:style-name="T33">ExpRel.cod = RExpRel.cod}</text:span></text:p>
      <text:p text:style-name="P12"/>
      <text:p text:style-name="Standard"><text:span text:style-name="T13">RExpRel ::= <text:tab/>OpRel </text:span></text:p>
      <text:p text:style-name="P5"><text:span text:style-name="T13"><text:tab/><text:tab/>{</text:span><text:span text:style-name="T33"> ExpAd.ts</text:span><text:span text:style-name="T34">h</text:span><text:span text:style-name="T33"> = RExpRel</text:span><text:span text:style-name="T34">0</text:span><text:span text:style-name="T33">.ts</text:span><text:span text:style-name="T34">h</text:span></text:p>
      <text:p text:style-name="P2"><text:span text:style-name="T34"><text:tab/><text:tab/><text:tab/></text:span><text:span text:style-name="T33">ExpAd.tipo</text:span><text:span text:style-name="T34">h</text:span><text:span text:style-name="T33"> = </text:span><text:span text:style-name="T35">si</text:span><text:span text:style-name="T16"> (RExpRel.tipo</text:span><text:span text:style-name="T36">h</text:span><text:span text:style-name="T16"> ≠ err)</text:span></text:p>
      <text:p text:style-name="P32"><text:tab/><text:tab/><text:tab/><text:tab/><text:tab/><text:tab/>bool</text:p>
      <text:p text:style-name="P5"><text:span text:style-name="T16"><text:tab/><text:tab/><text:tab/><text:tab/></text:span><text:span text:style-name="T35">si no</text:span><text:span text:style-name="T16"> err</text:span></text:p>
      <text:p text:style-name="P25"><text:span text:style-name="T33">ExpAd.cod</text:span><text:span text:style-name="T34">h</text:span><text:span text:style-name="T33"> = RE</text:span><text:span text:style-name="T40">xpRel.cod</text:span><text:span text:style-name="T41">h</text:span><text:span text:style-name="T40"> || OpRel.cod</text:span><text:span text:style-name="T13">}</text:span></text:p>
      <text:p text:style-name="P21">ExpAd</text:p>
      <text:p text:style-name="P26"><text:span text:style-name="T33">{RExpRel.tipo = ExpAd.tipo</text:span></text:p>
      <text:p text:style-name="P26"><text:span text:style-name="T33">RExpRel.cod = ExpAd.cod}</text:span></text:p>
      <text:p text:style-name="P27"/>
      <text:p text:style-name="P12">RExpRel ::= λ</text:p>
      <text:p text:style-name="P6"><text:span text:style-name="T33">{RExpRel.tipo = RExpRel.tipo</text:span><text:span text:style-name="T34">h</text:span></text:p>
      <text:p text:style-name="P6"><text:span text:style-name="T33">RExpRel.cod = RExpRel.cod</text:span><text:span text:style-name="T34">h</text:span><text:span text:style-name="T33">}</text:span></text:p>
      <text:p text:style-name="P33"/>
      <text:p text:style-name="Standard"><text:span text:style-name="T13">ExpAd ::= <text:tab/>ExpMul</text:span></text:p>
      <text:p text:style-name="P34"><text:span text:style-name="T13">{ RExpAd.ts</text:span><text:span text:style-name="T45">h</text:span><text:span text:style-name="T13"> = ExpAd.ts</text:span><text:span text:style-name="T45">h</text:span><text:span text:style-name="T13">, </text:span></text:p>
      <text:p text:style-name="P34"><text:span text:style-name="T18">RExp</text:span><text:span text:style-name="T13">Ad</text:span><text:span text:style-name="T18">.tipo</text:span><text:span text:style-name="T46">h</text:span><text:span text:style-name="T18"> = ExpMul.tipo, </text:span></text:p>
      <text:p text:style-name="P34"><text:span text:style-name="T18">RExpAd.cod</text:span><text:span text:style-name="T46">h</text:span><text:span text:style-name="T18"> = ExpMul.cod</text:span><text:span text:style-name="T13"> }</text:span></text:p>
      <text:p text:style-name="P21">RExpAd</text:p>
      <text:p text:style-name="Standard"><text:span text:style-name="T13"><text:tab/><text:tab/><text:tab/>{</text:span><text:span text:style-name="T18"> Exp</text:span><text:span text:style-name="T13">Ad</text:span><text:span text:style-name="T18">.tipo = RExp</text:span><text:span text:style-name="T13">Ad</text:span><text:span text:style-name="T18">.tipo</text:span><text:span text:style-name="T13">, </text:span></text:p>
      <text:p text:style-name="P26"><text:span text:style-name="T18">ExpAd.cod = RExpAd.cod</text:span><text:span text:style-name="T13"> }</text:span></text:p>
      <text:p text:style-name="P27"/>
      <text:p text:style-name="Standard"><text:span text:style-name="T13">RExpAd ::= <text:tab/></text:span><text:span text:style-name="T47">OpAd</text:span></text:p>
      <text:p text:style-name="P22"><text:span text:style-name="T47">{</text:span><text:span text:style-name="T48"> ExpMul.ts</text:span><text:span text:style-name="T49">h</text:span><text:span text:style-name="T48"> = RExpAd</text:span><text:span text:style-name="T49">0</text:span><text:span text:style-name="T48">.ts</text:span><text:span text:style-name="T49">h</text:span><text:span text:style-name="T47"> }</text:span></text:p>
      <text:p text:style-name="P35">ExpMul</text:p>
      <text:p text:style-name="P22"><text:span text:style-name="T50">{</text:span><text:span text:style-name="T51"> RExpAd</text:span><text:span text:style-name="T52">1</text:span><text:span text:style-name="T51">.ts</text:span><text:span text:style-name="T52">h</text:span><text:span text:style-name="T51"> = RExpAd</text:span><text:span text:style-name="T52">0</text:span><text:span text:style-name="T51">.ts</text:span><text:span text:style-name="T52">h</text:span><text:span text:style-name="T51">, </text:span></text:p>
      <text:p text:style-name="P23"><text:span text:style-name="T48">RExp</text:span><text:span text:style-name="T47">Ad</text:span><text:span text:style-name="T49">1</text:span><text:span text:style-name="T48">.err</text:span><text:span text:style-name="T49">h</text:span><text:span text:style-name="T48"> = </text:span><text:span text:style-name="T53">si</text:span><text:span text:style-name="T47"> (RExpAd</text:span><text:span text:style-name="T54">0</text:span><text:span text:style-name="T47">.tipo</text:span><text:span text:style-name="T54">h</text:span><text:span text:style-name="T47"> = ExpMul.tipo = int)</text:span></text:p>
      <text:p text:style-name="P36"><text:tab/><text:tab/><text:tab/><text:tab/><text:tab/>int</text:p>
      <text:p text:style-name="P19"><text:span text:style-name="T47"><text:tab/><text:tab/><text:tab/></text:span><text:span text:style-name="T53">si no</text:span><text:span text:style-name="T47"> err,</text:span></text:p>
      <text:p text:style-name="P25"><text:span text:style-name="T48">RExpAd</text:span><text:span text:style-name="T49">1</text:span><text:span text:style-name="T48">.cod</text:span><text:span text:style-name="T49">h</text:span><text:span text:style-name="T48"> = RE</text:span><text:span text:style-name="T55">xpAd</text:span><text:span text:style-name="T56">0</text:span><text:span text:style-name="T55">.cod</text:span><text:span text:style-name="T56">h</text:span><text:span text:style-name="T55"> || ExpMul.cod || OpAd.cod</text:span><text:span text:style-name="T47"> }</text:span></text:p>
      <text:p text:style-name="P37">RExpAd</text:p>
      <text:p text:style-name="P26"><text:span text:style-name="T47">{</text:span><text:span text:style-name="T48"> RExp</text:span><text:span text:style-name="T47">Ad</text:span><text:span text:style-name="T49">0</text:span><text:span text:style-name="T48">.tipo = RExp</text:span><text:span text:style-name="T47">Ad</text:span><text:span text:style-name="T49">1</text:span><text:span text:style-name="T48">.tipo, </text:span></text:p>
      <text:p text:style-name="P26"><text:span text:style-name="T48">RExpAd</text:span><text:span text:style-name="T49">0</text:span><text:span text:style-name="T48">.cod = RExpAd</text:span><text:span text:style-name="T49">1</text:span><text:span text:style-name="T48">.cod</text:span><text:span text:style-name="T47"> }</text:span><text:span text:style-name="T49"><text:tab/></text:span></text:p>
      <text:p text:style-name="P33"/>
      <text:p text:style-name="Standard"><text:span text:style-name="T13">RExpAd ::= <text:tab/></text:span><text:span text:style-name="T47">λ</text:span></text:p>
      <text:p text:style-name="P26"><text:span text:style-name="T48">{ RExpAd.tipo = RExpAd.tipo</text:span><text:span text:style-name="T49">h</text:span><text:span text:style-name="T48">, </text:span></text:p>
      <text:p text:style-name="P26"><text:span text:style-name="T48">RExpAd.cod = RExpAd.cod</text:span><text:span text:style-name="T49">h</text:span><text:span text:style-name="T48"> }</text:span></text:p>
      <text:p text:style-name="P33"/>
      <text:p text:style-name="P38"><text:span text:style-name="T13">ExpMul ::= <text:tab/></text:span><text:span text:style-name="T47">{ Fact.ts</text:span><text:span text:style-name="T54">h</text:span><text:span text:style-name="T47"> = ExpMul.ts</text:span><text:span text:style-name="T54">h</text:span><text:span text:style-name="T47"> }</text:span></text:p>
      <text:p text:style-name="P39">Fact</text:p>
      <text:p text:style-name="P22"><text:span text:style-name="T57">{ RExpMul.ts</text:span><text:span text:style-name="T58">h</text:span><text:span text:style-name="T57"> = ExpMul.ts</text:span><text:span text:style-name="T58">h</text:span><text:span text:style-name="T57">, </text:span></text:p>
      <text:p text:style-name="P34"><text:span text:style-name="T48">RExpMul.tipo</text:span><text:span text:style-name="T49">h</text:span><text:span text:style-name="T48"> = Fact.tipo, </text:span></text:p>
      <text:p text:style-name="P22"><text:span text:style-name="T48">RExpMul.cod</text:span><text:span text:style-name="T49">h</text:span><text:span text:style-name="T48"> = Fact.cod</text:span><text:span text:style-name="T57"> }</text:span></text:p>
      <text:p text:style-name="P40">RExpMul</text:p>
      <text:p text:style-name="Standard"><text:span text:style-name="T47"><text:tab/><text:tab/><text:tab/>{</text:span><text:span text:style-name="T48"> Exp</text:span><text:span text:style-name="T47">Mul</text:span><text:span text:style-name="T48">.tipo = RExpMul.tipo, </text:span></text:p>
      <text:p text:style-name="P22"><text:span text:style-name="T48">ExpMul.cod = RExpMul.cod</text:span><text:span text:style-name="T47"> }</text:span></text:p>
      <text:p text:style-name="P33"/>
      <text:p text:style-name="Standard"><text:span text:style-name="T13">RExpMul ::= <text:tab/></text:span><text:span text:style-name="T47">OpMul</text:span></text:p>
      <text:p text:style-name="P22"><text:span text:style-name="T47">{</text:span><text:span text:style-name="T48"> Fact.ts</text:span><text:span text:style-name="T49">h</text:span><text:span text:style-name="T48"> = RExpMul</text:span><text:span text:style-name="T49">0</text:span><text:span text:style-name="T48">.ts</text:span><text:span text:style-name="T49">h</text:span><text:span text:style-name="T47"> }</text:span></text:p>
      <text:p text:style-name="P35">Fact</text:p>
      <text:p text:style-name="P22"><text:span text:style-name="T50">{</text:span><text:span text:style-name="T51"> RExpMul</text:span><text:span text:style-name="T52">1</text:span><text:span text:style-name="T51">.ts</text:span><text:span text:style-name="T52">h</text:span><text:span text:style-name="T51"> = RExpMul</text:span><text:span text:style-name="T52">0</text:span><text:span text:style-name="T51">.ts</text:span><text:span text:style-name="T52">h</text:span><text:span text:style-name="T51">, </text:span></text:p>
      <text:p text:style-name="P23"><text:span text:style-name="T48">RExpMul</text:span><text:span text:style-name="T49">1</text:span><text:span text:style-name="T48">.tipo</text:span><text:span text:style-name="T49">h</text:span><text:span text:style-name="T48"> = </text:span><text:span text:style-name="T53">si </text:span><text:span text:style-name="T47">(RExpMul</text:span><text:span text:style-name="T54">0</text:span><text:span text:style-name="T47">.tipo</text:span><text:span text:style-name="T54">h</text:span><text:span text:style-name="T47"> </text:span><text:span text:style-name="T59">= </text:span><text:span text:style-name="T47">Fact.tipo = int)</text:span></text:p>
      <text:p text:style-name="P41"><text:tab/><text:tab/><text:tab/><text:tab/><text:tab/><text:tab/>int</text:p>
      <text:p text:style-name="P2"><text:span text:style-name="T47"><text:tab/><text:tab/><text:tab/><text:tab/><text:tab/></text:span><text:span text:style-name="T53">si no si </text:span><text:span text:style-name="T47">(RExpMul</text:span><text:span text:style-name="T54">0</text:span><text:span text:style-name="T47">.tipo</text:span><text:span text:style-name="T54">h</text:span><text:span text:style-name="T47"> </text:span><text:span text:style-name="T59">= </text:span><text:span text:style-name="T47">Fact.tipo = bool)</text:span></text:p>
      <text:p text:style-name="P41"><text:tab/><text:tab/><text:tab/><text:tab/><text:tab/><text:tab/>bool</text:p>
      <text:p text:style-name="P24"><text:span text:style-name="T53">si no</text:span><text:span text:style-name="T47"> err, </text:span></text:p>
      <text:p text:style-name="P25"><text:span text:style-name="T48">RExpMul</text:span><text:span text:style-name="T49">1</text:span><text:span text:style-name="T48">.cod</text:span><text:span text:style-name="T49">h</text:span><text:span text:style-name="T48"> = RE</text:span><text:span text:style-name="T55">xpMul</text:span><text:span text:style-name="T56">0</text:span><text:span text:style-name="T55">.cod</text:span><text:span text:style-name="T56">h</text:span><text:span text:style-name="T55"> || Fact.cod || OpMul.cod</text:span><text:span text:style-name="T47"> }</text:span></text:p>
      <text:p text:style-name="P42">RExpMul</text:p>
      <text:p text:style-name="P18"><text:span text:style-name="T47"><text:tab/><text:tab/>{</text:span><text:span text:style-name="T48"> RExpMul</text:span><text:span text:style-name="T49">0</text:span><text:span text:style-name="T48">.tipo = RExpMul</text:span><text:span text:style-name="T49">1</text:span><text:span text:style-name="T48">.tipo, </text:span></text:p>
      <text:p text:style-name="P22"><text:span text:style-name="T48">RExpMul</text:span><text:span text:style-name="T49">0</text:span><text:span text:style-name="T48">.cod = RExpMul</text:span><text:span text:style-name="T49">1</text:span><text:span text:style-name="T48">.cod</text:span><text:span text:style-name="T47"> }</text:span></text:p>
      <text:p text:style-name="P33"/>
      <text:p text:style-name="Standard"><text:span text:style-name="T13">RExpMul ::= <text:tab/>λ</text:span></text:p>
      <text:p text:style-name="P26"><text:span text:style-name="T33">{RExpMul.tipo = RExpMul.tipo</text:span><text:span text:style-name="T34">h</text:span></text:p>
      <text:p text:style-name="P2"><text:span text:style-name="T13"><text:tab/><text:tab/><text:tab/></text:span><text:span text:style-name="T33">RExpMul.cod = RExpMul.cod</text:span><text:span text:style-name="T34">h}</text:span></text:p>
      <text:p text:style-name="P2"><text:span text:style-name="T13">Fact ::= <text:tab/></text:span><text:span text:style-name="T47">entero</text:span></text:p>
      <text:p text:style-name="P43">{ Fact.tipo = int, </text:p>
      <text:p text:style-name="P44">Fact.cod = apila (valorDe (entero.lex)) }</text:p>
      <text:p text:style-name="P2"><text:span text:style-name="T13">Fact ::= <text:tab/></text:span><text:span text:style-name="T26">iden</text:span></text:p>
      <text:p text:style-name="P22"><text:span text:style-name="T60">{ Fact.tipo = </text:span><text:span text:style-name="T61">si </text:span><text:span text:style-name="T60">existeID (Fact.ts</text:span><text:span text:style-name="T62">h</text:span><text:span text:style-name="T60">, iden.lex)</text:span></text:p>
      <text:p text:style-name="P22"><text:span text:style-name="T60"><text:tab/><text:tab/>Fact.ts</text:span><text:span text:style-name="T62">h</text:span><text:span text:style-name="T60">[iden.lex].tipo</text:span></text:p>
      <text:p text:style-name="P45"><text:span text:style-name="T61">si no</text:span><text:span text:style-name="T60"> err, </text:span></text:p>
      <text:p text:style-name="P44">Fact.cod = apila-dir (Fact.tsh [iden.lex].dir) }</text:p>
      <text:p text:style-name="P11"/>
      <text:p text:style-name="P2"><text:span text:style-name="T1">Fact ::= </text:span><text:span text:style-name="T63"><text:s/><text:tab/></text:span><text:span text:style-name="T50">{ ExpOr.ts</text:span><text:span text:style-name="T64">h </text:span><text:span text:style-name="T50">= Fact.ts</text:span><text:span text:style-name="T64">h</text:span><text:span text:style-name="T50"> }</text:span></text:p>
      <text:p text:style-name="P46">( ExpOr )</text:p>
      <text:p text:style-name="P47">{ Fact.tipo = ExpOr.tipo, </text:p>
      <text:p text:style-name="P48">Fact.cod = ExpOr.cod }</text:p>
      <text:p text:style-name="P49"/>
      <text:p text:style-name="Standard"><text:span text:style-name="T1">Fact ::= <text:s/><text:tab/></text:span><text:span text:style-name="T50">{ Fact</text:span><text:span text:style-name="T64">1</text:span><text:span text:style-name="T50">.ts</text:span><text:span text:style-name="T64">h</text:span><text:span text:style-name="T50"> = Fact</text:span><text:span text:style-name="T64">0</text:span><text:span text:style-name="T50">.ts</text:span><text:span text:style-name="T64">h</text:span><text:span text:style-name="T65"> }</text:span></text:p>
      <text:p text:style-name="P50">opUnario Fact</text:p>
      <text:p text:style-name="Standard"><text:span text:style-name="T50"><text:tab/><text:tab/><text:tab/></text:span><text:span text:style-name="T65">{ </text:span><text:span text:style-name="T50">Fact</text:span><text:span text:style-name="T66">0</text:span><text:span text:style-name="T50">.tipo = Fact</text:span><text:span text:style-name="T66">1</text:span><text:span text:style-name="T50">.tipo, </text:span></text:p>
      <text:p text:style-name="P22"><text:span text:style-name="T50">Fact</text:span><text:span text:style-name="T66">0</text:span><text:span text:style-name="T50">.cod = Fact</text:span><text:span text:style-name="T66">1</text:span><text:span text:style-name="T50">.cod || opUnario.cod }</text:span></text:p>
      <text:p text:style-name="P49"/>
      <text:p text:style-name="P2"><text:span text:style-name="T1">Fact ::= <text:tab/>true </text:span></text:p>
      <text:p text:style-name="P2"><text:span text:style-name="T67"><text:tab/><text:tab/><text:tab/></text:span><text:span text:style-name="T50">{ Fact.tipo = bool, </text:span></text:p>
      <text:p text:style-name="P51">Fact.cod = apila (1) }</text:p>
      <text:p text:style-name="P2"><text:span text:style-name="T1">Fact ::= <text:s/><text:tab/>false</text:span></text:p>
      <text:p text:style-name="P2"><text:span text:style-name="T67"><text:tab/><text:tab/><text:tab/></text:span><text:span text:style-name="T50">{ Fact.tipo = bool, </text:span></text:p>
      <text:p text:style-name="P51">Fact.cod = apila (0) }</text:p>
      <text:p text:style-name="P2"><text:span text:style-name="T13">OpOr ::= <text:tab/>||</text:span></text:p>
      <text:p text:style-name="P2"><text:span text:style-name="T13"><text:tab/><text:tab/><text:tab/>{</text:span><text:span text:style-name="T68">OpOr.cod = or}</text:span></text:p>
      <text:p text:style-name="P2"><text:span text:style-name="T13">OpAnd ::= <text:tab/>&amp;&amp;</text:span></text:p>
      <text:p text:style-name="P2"><text:span text:style-name="T13"><text:tab/></text:span><text:span text:style-name="T68"> <text:tab/><text:tab/>{OpAnd.cod = and}</text:span></text:p>
      <text:p text:style-name="P2"><text:span text:style-name="T13">OpUnario ::= <text:tab/>+ </text:span></text:p>
      <text:p text:style-name="P2"><text:span text:style-name="T13"><text:tab/><text:tab/><text:tab/>{</text:span><text:span text:style-name="T68">OpUnario.cod = mas}</text:span></text:p>
      <text:p text:style-name="P2"><text:span text:style-name="T13">OpUnario ::= <text:s/><text:tab/>- </text:span></text:p>
      <text:p text:style-name="P2"><text:span text:style-name="T13"><text:tab/><text:tab/><text:tab/>{</text:span><text:span text:style-name="T68">OpUnario.cod = menos}</text:span></text:p>
      <text:p text:style-name="P2"><text:span text:style-name="T13">OpUnario ::= <text:tab/>!<text:tab/> </text:span></text:p>
      <text:p text:style-name="P2"><text:span text:style-name="T13"><text:tab/><text:tab/><text:tab/>{</text:span><text:span text:style-name="T68">OpUnario.cod =not}</text:span></text:p>
      <text:p text:style-name="P2"><text:span text:style-name="T13">OpAd ::= <text:tab/>+</text:span></text:p>
      <text:p text:style-name="P23"><text:span text:style-name="T13">{</text:span><text:span text:style-name="T68">OpAd.cod = suma}</text:span></text:p>
      <text:p text:style-name="P2"><text:span text:style-name="T13">OpAd ::= <text:s text:c="2"/><text:tab/>- </text:span></text:p>
      <text:p text:style-name="P2"><text:span text:style-name="T13"><text:tab/><text:tab/><text:tab/>{</text:span><text:span text:style-name="T68">OpAd.cod = resta}</text:span></text:p>
      <text:p text:style-name="P2"><text:span text:style-name="T13">OpMul ::= <text:tab/>* </text:span></text:p>
      <text:p text:style-name="P2"><text:span text:style-name="T13"><text:tab/> <text:tab/><text:tab/>{</text:span><text:span text:style-name="T68">OpMul.cod =multiplica}</text:span></text:p>
      <text:p text:style-name="P2"><text:span text:style-name="T13">OpMul ::= <text:s/><text:tab/>/ <text:s/></text:span></text:p>
      <text:p text:style-name="P23"><text:span text:style-name="T68">{OpMul.cod = divide}</text:span></text:p>
      <text:p text:style-name="P2"><text:span text:style-name="T13">OpMul ::= <text:tab/>%</text:span></text:p>
      <text:p text:style-name="P2"><text:span text:style-name="T13"><text:tab/><text:tab/><text:tab/>{</text:span><text:span text:style-name="T68">OpMul.cod =mod}</text:span></text:p>
      <text:p text:style-name="P52"><text:span text:style-name="T13">OpRel ::= <text:s text:c="8"/>&lt; </text:span></text:p>
      <text:p text:style-name="P53"><text:span text:style-name="T13"><text:s text:c="9"/><text:tab/><text:tab/><text:tab/>{</text:span><text:span text:style-name="T68">OpRel.cod = menor}</text:span></text:p>
      <text:p text:style-name="P54"><text:span text:style-name="T13">OpRel ::= <text:s text:c="8"/>&gt; </text:span></text:p>
      <text:p text:style-name="P53"><text:span text:style-name="T13"><text:tab/><text:tab/><text:tab/>{</text:span><text:span text:style-name="T68">OpRel.</text:span><text:span text:style-name="T69">cod =mayor}</text:span></text:p>
      <text:p text:style-name="P54"><text:span text:style-name="T70">OpRel ::= <text:s text:c="6"/>&lt;= </text:span></text:p>
      <text:p text:style-name="P54"><text:span text:style-name="T70"><text:tab/><text:tab/> <text:s/>{</text:span><text:span text:style-name="T69">OpRel.cod =menor-igual}</text:span></text:p>
      <text:p text:style-name="P54"><text:span text:style-name="T70">OpRel ::= <text:s text:c="6"/>&gt;= </text:span></text:p>
      <text:p text:style-name="P54"><text:span text:style-name="T70"><text:tab/><text:tab/> <text:s/>{</text:span><text:span text:style-name="T69">OpRel.cod =mayor-igual}</text:span></text:p>
      <text:p text:style-name="P54"><text:span text:style-name="T70">OpRel ::= <text:s text:c="7"/>== </text:span></text:p>
      <text:p text:style-name="P54"><text:span text:style-name="T70"><text:tab/><text:tab/> <text:s/>{</text:span><text:span text:style-name="T69">OpRel.cod =igual}</text:span></text:p>
      <text:p text:style-name="P54"><text:span text:style-name="T70">OpRel ::= <text:s text:c="8"/>!=<text:tab/></text:span></text:p>
      <text:p text:style-name="Standard"><text:span text:style-name="T70"><text:tab/><text:tab/><text:tab/>{</text:span><text:span text:style-name="T69">OpRel.cod =distinto}</text:span></text:p>
      <text:p text:style-name="P55">OpUnario ::= + | - | 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Mincho" svg:font-family="'MS Mincho', 'Arial Unicode MS'" style:font-family-generic="roman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E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Prog ::= Decs </dc:title>
    <meta:initial-creator>FEDERICO</meta:initial-creator>
    <meta:creation-date>2006-12-18T11:44:00</meta:creation-date>
    <dc:creator>SIAC</dc:creator>
    <dc:date>2006-12-18T11:59:00</dc:date>
    <dc:language>es-ES</dc:language>
    <meta:editing-cycles>6</meta:editing-cycles>
    <meta:editing-duration>PT2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20" meta:word-count="550" meta:character-count="5056"/>
  </office:meta>
</office:document-meta>
</file>